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C78FE9E3D7089E2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C78FE9E3D7089E20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prediz traição</text:span></text:p>
            <text:p text:style-name="P3"><text:span text:style-name="T2">(João 13.18-38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16:12.063000000</dc:date>
    <meta:editing-duration>PT2H27M32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